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Lohit Devanagari" svg:font-family="'Lohit Devanagari'"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draw:fill="solid" draw:fill-color="#191919"/>
    </style:style>
    <style:style style:name="gr1" style:family="graphic" style:parent-style-name="standard">
      <style:graphic-properties svg:stroke-width="0.106cm" svg:stroke-color="#c9211e" draw:marker-start-width="0.359cm" draw:marker-end-width="0.359cm" draw:fill-color="#f7d1d5" draw:opacity="52%" draw:textarea-vertical-align="middle" fo:padding-top="0.178cm" fo:padding-bottom="0.178cm" fo:padding-left="0.303cm" fo:padding-right="0.303cm"/>
    </style:style>
    <style:style style:name="gr2" style:family="graphic" style:parent-style-name="standard">
      <style:graphic-properties svg:stroke-width="0.106cm" svg:stroke-color="#468a1a" draw:marker-start-width="0.359cm" draw:marker-end-width="0.359cm" draw:fill-color="#e8f2a1" draw:opacity="46%" draw:textarea-vertical-align="middle" fo:padding-top="0.178cm" fo:padding-bottom="0.178cm" fo:padding-left="0.303cm" fo:padding-right="0.303cm"/>
    </style:style>
    <style:style style:name="gr3" style:family="graphic" style:parent-style-name="standard">
      <style:graphic-properties draw:stroke="none" svg:stroke-color="#000000" draw:fill="none" draw:fill-color="#ffffff" fo:min-height="0.95cm"/>
      <style:paragraph-properties style:writing-mode="lr-tb"/>
    </style:style>
    <style:style style:name="gr4" style:family="graphic" style:parent-style-name="standard">
      <style:graphic-properties draw:stroke="none" svg:stroke-color="#000000" draw:fill="none" draw:fill-color="#ffffff" fo:min-height="0.85cm"/>
      <style:paragraph-properties style:writing-mode="lr-tb"/>
    </style:style>
    <style:style style:name="gr5" style:family="graphic" style:parent-style-name="standard">
      <style:graphic-properties draw:stroke="none" svg:stroke-color="#000000" draw:fill="none" draw:fill-color="#ffffff" fo:min-height="2.134cm"/>
      <style:paragraph-properties style:writing-mode="lr-tb"/>
    </style:style>
    <style:style style:name="gr6" style:family="graphic" style:parent-style-name="standard">
      <style:graphic-properties draw:stroke="none" svg:stroke-color="#000000" draw:fill="none" draw:fill-color="#ffffff" fo:min-height="0.8cm"/>
      <style:paragraph-properties style:writing-mode="lr-tb"/>
    </style:style>
    <style:style style:name="gr7" style:family="graphic" style:parent-style-name="standard">
      <style:graphic-properties draw:stroke="none" svg:stroke-color="#000000" draw:fill="none" draw:fill-color="#ffffff" fo:min-height="1.423cm"/>
      <style:paragraph-properties style:writing-mode="lr-tb"/>
    </style:style>
    <style:style style:name="gr8" style:family="graphic" style:parent-style-name="standard">
      <style:graphic-properties draw:stroke="none" svg:stroke-color="#000000" draw:fill="none" draw:fill-color="#ffffff" fo:min-height="1.835cm"/>
      <style:paragraph-properties style:writing-mode="lr-tb"/>
    </style:style>
    <style:style style:name="gr9" style:family="graphic" style:parent-style-name="standard">
      <style:graphic-properties svg:stroke-width="0.106cm" svg:stroke-color="#c9211e" draw:marker-start-width="0.359cm" draw:marker-end-width="0.359cm" draw:fill-color="#ffa6a6" draw:opacity="46%" draw:textarea-vertical-align="middle" fo:padding-top="0.178cm" fo:padding-bottom="0.178cm" fo:padding-left="0.303cm" fo:padding-right="0.303cm"/>
    </style:style>
    <style:style style:name="gr10" style:family="graphic" style:parent-style-name="standard">
      <style:graphic-properties draw:stroke="none" svg:stroke-color="#000000" draw:fill="none" draw:fill-color="#ffffff" fo:min-height="0.75cm"/>
      <style:paragraph-properties style:writing-mode="lr-tb"/>
    </style:style>
    <style:style style:name="P1" style:family="paragraph">
      <loext:graphic-properties draw:fill-color="#f7d1d5" draw:opacity="52%"/>
      <style:paragraph-properties fo:text-align="center"/>
    </style:style>
    <style:style style:name="P2" style:family="paragraph">
      <loext:graphic-properties draw:fill-color="#e8f2a1" draw:opacity="46%"/>
      <style:paragraph-properties fo:text-align="center"/>
    </style:style>
    <style:style style:name="P3" style:family="paragraph">
      <loext:graphic-properties draw:fill="none" draw:fill-color="#ffffff"/>
      <style:text-properties fo:background-color="#224b12"/>
    </style:style>
    <style:style style:name="P4" style:family="paragraph">
      <style:text-properties fo:color="#224b12" fo:font-weight="bold" style:font-weight-asian="bold" style:font-weight-complex="bold"/>
    </style:style>
    <style:style style:name="P5" style:family="paragraph">
      <loext:graphic-properties draw:fill="none" draw:fill-color="#ffffff"/>
      <style:text-properties fo:color="#224b12" fo:font-weight="bold" style:font-weight-asian="bold" style:font-weight-complex="bold"/>
    </style:style>
    <style:style style:name="P6" style:family="paragraph">
      <style:text-properties fo:color="#c9211e" fo:font-weight="bold" style:font-weight-asian="bold" style:font-weight-complex="bold"/>
    </style:style>
    <style:style style:name="P7" style:family="paragraph">
      <loext:graphic-properties draw:fill="none" draw:fill-color="#ffffff"/>
      <style:text-properties fo:color="#c9211e" fo:font-weight="bold" style:font-weight-asian="bold" style:font-weight-complex="bold"/>
    </style:style>
    <style:style style:name="P8" style:family="paragraph">
      <loext:graphic-properties draw:fill-color="#ffa6a6" draw:opacity="46%"/>
      <style:paragraph-properties fo:text-align="center"/>
    </style:style>
    <style:style style:name="P9" style:family="paragraph">
      <loext:graphic-properties draw:fill="none" draw:fill-color="#ffffff"/>
    </style:style>
    <style:style style:name="T1" style:family="text">
      <style:text-properties fo:color="#224b12" fo:font-weight="bold" style:font-weight-asian="bold" style:font-weight-complex="bold"/>
    </style:style>
    <style:style style:name="T2" style:family="text">
      <style:text-properties fo:color="#c9211e" fo:font-weight="bold" style:font-weight-asian="bold" style:font-weight-complex="bold"/>
    </style:style>
    <style:style style:name="T3" style:family="text">
      <style:text-properties fo:color="#ffffff" fo:font-weight="bold" style:font-weight-asian="bold"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Padrão">
        <draw:path draw:style-name="gr1" draw:text-style-name="P1" draw:layer="layout" svg:width="7.637cm" svg:height="7.488cm" draw:transform="skewX (-0.0394444410950718) rotate (0.351683844276857) translate (-0.149088419051493cm 12.6628770714297cm)" svg:viewBox="0 0 7638 7489" svg:d="M7102 1582c-264-371-460-855-905-1007-394-135-777-310-1170-432-408-127-844-136-1270-143-377-6-684 225-1038 288-391 69-697 361-1070 468-461 131-794 512-1103 862-287 326-468 766-537 1225-69 466 277 738 402 1150 147 483 559 847 1003 1079 435 227 770 634 1138 973 358 330 741 641 1170 863 412 214 862 337 1304 468 374 111 789 185 1170 0 379-183 815-401 938-900 94-379 326-714 369-1114 42-396 34-794 32-1188-3-375 122-745 101-1116-21-369-278-699-267-1080l-67-72z">
          <text:p/>
        </draw:path>
        <draw:path draw:style-name="gr2" draw:text-style-name="P2" draw:layer="layout" svg:width="5.559cm" svg:height="5.934cm" svg:x="13.63cm" svg:y="2.265cm" svg:viewBox="0 0 5560 5935" svg:d="M2048 70c-426 125-855 281-1235 568-364 275-843 686-811 1281 29 537 555 920 494 1471-59 529-612 950-424 1564 177 579 656 673 1023 900 382 237 752-106 1094-284 443-233 742-730 1235-854 391-98 795 90 1182 35 422-59 819-593 934-1172 167-841-728-858-917-1470-147-475-86-1031-282-1471-204-457-652-720-1059-615-396 102-581 0-976 24h-200z">
          <text:p/>
        </draw:path>
        <draw:frame draw:style-name="gr3" draw:text-style-name="P3" draw:layer="layout" svg:width="2cm" svg:height="1.2cm" svg:x="15.436cm" svg:y="2.7cm">
          <draw:text-box>
            <text:p/>
          </draw:text-box>
        </draw:frame>
        <draw:frame draw:style-name="gr4" draw:text-style-name="P5" draw:layer="layout" svg:width="1.6cm" svg:height="1.1cm" svg:x="15.736cm" svg:y="2.6cm">
          <draw:text-box>
            <text:p text:style-name="P4"><text:span text:style-name="T1">T</text:span><text:span text:style-name="T1">(</text:span><text:span text:style-name="T1">t</text:span><text:span text:style-name="T1">)</text:span></text:p>
          </draw:text-box>
        </draw:frame>
        <draw:path draw:style-name="gr1" draw:text-style-name="P1" draw:layer="layout" svg:width="3.199cm" svg:height="2.399cm" svg:x="14.336cm" svg:y="4.2cm" svg:viewBox="0 0 3200 2400" svg:d="M2975 507c-110-119-192-274-379-323-165-43-325-99-490-138-171-41-353-44-532-46-158-2-286 72-435 92-164 22-292 116-448 150-193 42-333 164-462 277-121 104-196 245-225 392-29 150 116 237 168 369 62 155 234 271 421 346 182 72 322 203 477 311 149 106 310 206 490 277 172 68 361 108 546 150 157 36 331 59 490 0s342-129 394-289c39-121 136-228 154-357 17-127 14-254 13-380-1-121 51-239 42-358-8-118-116-224-112-346l-28-23z">
          <text:p/>
        </draw:path>
        <draw:frame draw:style-name="gr5" draw:text-style-name="P7" draw:layer="layout" svg:width="1.854cm" svg:height="2.384cm" svg:x="15.436cm" svg:y="4.816cm">
          <draw:text-box>
            <text:p text:style-name="P6"><text:span text:style-name="T2">R(t)</text:span></text:p>
          </draw:text-box>
        </draw:frame>
        <draw:path draw:style-name="gr2" draw:text-style-name="P2" draw:layer="layout" svg:width="5.559cm" svg:height="4.415cm" svg:x="2.869cm" svg:y="2.611cm" svg:viewBox="0 0 5560 4416" svg:d="M2048 52c-426 93-855 209-1235 423-364 204-843 510-811 953 29 399 555 684 494 1094-59 394-612 707-424 1164 177 431 656 501 1023 670 382 176 752-79 1094-212 443-173 742-543 1235-635 391-73 777-29 1164-70 422-44 837-345 952-776 167-626-728-638-917-1094-147-353-86-767-282-1094-204-340-652-536-1059-458-396 76-581 0-976 18h-200z">
          <text:p/>
        </draw:path>
        <draw:path draw:style-name="gr1" draw:text-style-name="P1" draw:layer="layout" svg:width="4.315cm" svg:height="3.932cm" svg:x="1.369cm" svg:y="4.567cm" svg:viewBox="0 0 4316 3933" svg:d="M4012 831c-149-195-260-449-511-529-223-71-439-163-661-227-231-67-477-71-718-75-213-3-386 118-586 151-221 36-394 190-605 246-260 69-448 269-623 453-162 171-264 402-303 643-39 245 156 388 227 604 83 254 316 445 567 567 246 119 435 333 643 511 202 173 419 336 661 453 233 112 487 177 737 246 211 58 446 97 661 0 214-96 460-211 530-473 53-199 184-375 208-585 24-208 20-417 18-624-1-197 69-391 57-586-12-194-157-367-151-567l-38-38z">
          <text:p/>
        </draw:path>
        <draw:frame draw:style-name="gr3" draw:text-style-name="P3" draw:layer="layout" svg:width="2cm" svg:height="1.2cm" svg:x="4.675cm" svg:y="3.046cm">
          <draw:text-box>
            <text:p/>
          </draw:text-box>
        </draw:frame>
        <draw:frame draw:style-name="gr4" draw:text-style-name="P5" draw:layer="layout" svg:width="1.6cm" svg:height="1.1cm" svg:x="4.775cm" svg:y="3.246cm">
          <draw:text-box>
            <text:p text:style-name="P4"><text:span text:style-name="T1">T(t)</text:span></text:p>
          </draw:text-box>
        </draw:frame>
        <draw:frame draw:style-name="gr4" draw:text-style-name="P7" draw:layer="layout" svg:width="1.6cm" svg:height="1.1cm" svg:x="2.375cm" svg:y="6.146cm">
          <draw:text-box>
            <text:p text:style-name="P6"><text:span text:style-name="T2">R(t)</text:span></text:p>
          </draw:text-box>
        </draw:frame>
        <draw:path draw:style-name="gr2" draw:text-style-name="P2" draw:layer="layout" svg:width="5.153cm" svg:height="5.19cm" svg:x="2.909cm" svg:y="11.532cm" svg:viewBox="0 0 5154 5191" svg:d="M1898 61c-395 110-792 246-1145 497-337 241-781 600-752 1121 27 469 515 804 458 1286-54 463-567 831-393 1368 165 506 608 589 949 787 354 207 698-93 1014-249 411-203 688-638 1145-746 363-86 737 79 1095 30 391-51 759-518 866-1025 155-736-674-750-850-1286-136-415-80-901-261-1286-189-399-605-630-982-538-367 89-539 0-905 21h-185z">
          <text:p/>
        </draw:path>
        <draw:frame draw:style-name="gr6" draw:text-style-name="P3" draw:layer="layout" svg:width="1.854cm" svg:height="1.187cm" svg:x="4.582cm" svg:y="11.912cm">
          <draw:text-box>
            <text:p/>
          </draw:text-box>
        </draw:frame>
        <draw:frame draw:style-name="gr7" draw:text-style-name="P5" draw:layer="layout" svg:width="1.897cm" svg:height="1.673cm" svg:x="4.633cm" svg:y="13.368cm">
          <draw:text-box>
            <text:p text:style-name="P4"><text:span text:style-name="T1">T(t)</text:span></text:p>
          </draw:text-box>
        </draw:frame>
        <draw:frame draw:style-name="gr8" draw:text-style-name="P7" draw:layer="layout" svg:width="1.719cm" svg:height="2.085cm" svg:x="1.431cm" svg:y="13.893cm">
          <draw:text-box>
            <text:p text:style-name="P6"><text:span text:style-name="T2">R(t)</text:span></text:p>
          </draw:text-box>
        </draw:frame>
        <draw:path draw:style-name="gr2" draw:text-style-name="P2" draw:layer="layout" svg:width="5.559cm" svg:height="5.934cm" svg:x="13.13cm" svg:y="11.465cm" svg:viewBox="0 0 5560 5935" svg:d="M2048 70c-426 125-855 281-1235 568-364 275-843 686-811 1281 29 537 555 920 494 1471-59 529-612 950-424 1564 177 579 656 673 1023 900 382 237 752-106 1094-284 443-233 742-730 1235-854 391-98 795 90 1182 35 422-59 819-593 934-1172 167-841-728-858-917-1470-147-475-86-1031-282-1471-204-457-652-720-1059-615-396 102-581 0-976 24h-200z">
          <text:p/>
        </draw:path>
        <draw:path draw:style-name="gr9" draw:text-style-name="P8" draw:layer="layout" svg:width="5.559cm" svg:height="5.934cm" svg:x="13.131cm" svg:y="11.465cm" svg:viewBox="0 0 5560 5935" svg:d="M2048 70c-426 125-855 281-1235 568-364 275-843 686-811 1281 29 537 555 920 494 1471-59 529-612 950-424 1564 177 579 656 673 1023 900 382 237 752-106 1094-284 443-233 742-730 1235-854 391-98 795 90 1182 35 422-59 819-593 934-1172 167-841-728-858-917-1470-147-475-86-1031-282-1471-204-457-652-720-1059-615-396 102-581 0-976 24h-200z">
          <text:p/>
        </draw:path>
        <draw:frame draw:style-name="gr4" draw:text-style-name="P5" draw:layer="layout" svg:width="4.3cm" svg:height="1.1cm" svg:x="14.13cm" svg:y="14cm">
          <draw:text-box>
            <text:p text:style-name="P4"><text:span text:style-name="T1">T(t) </text:span><text:span text:style-name="T3">=</text:span><text:span text:style-name="T1"> </text:span><text:span text:style-name="T2">R(t)</text:span></text:p>
          </draw:text-box>
        </draw:frame>
        <draw:frame draw:style-name="gr10" draw:text-style-name="P9" draw:layer="layout" svg:width="5.8cm" svg:height="1cm" svg:x="14.491cm" svg:y="17.8cm">
          <draw:text-box>
            <text:p>Both work</text:p>
          </draw:text-box>
        </draw:frame>
        <draw:frame draw:style-name="gr10" draw:text-style-name="P9" draw:layer="layout" svg:width="5.8cm" svg:height="1cm" svg:x="3.491cm" svg:y="9cm">
          <draw:text-box>
            <text:p>Both fail</text:p>
          </draw:text-box>
        </draw:frame>
        <draw:frame draw:style-name="gr10" draw:text-style-name="P9" draw:layer="layout" svg:width="5.8cm" svg:height="1cm" svg:x="14.891cm" svg:y="8.8cm">
          <draw:text-box>
            <text:p>“If” fails</text:p>
          </draw:text-box>
        </draw:frame>
        <draw:frame draw:style-name="gr10" draw:text-style-name="P9" draw:layer="layout" svg:width="5.8cm" svg:height="1cm" svg:x="3.191cm" svg:y="18.3cm">
          <draw:text-box>
            <text:p>“Only if” fails</text:p>
          </draw:text-box>
        </draw:frame>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Lohit Devanagari" svg:font-family="'Lohit Devanagari'"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as" draw:style="rectangular" draw:cx="50%" draw:cy="50%" draw:start-color="#cccccc" draw:end-color="#ffffff" draw:start-intensity="100%" draw:end-intensity="100%" draw:angle="0" draw:border="0%"/>
    <draw:gradient draw:name="Preenchido" draw:style="linear" draw:start-color="#ffffff" draw:end-color="#cccccc" draw:start-intensity="100%" draw:end-intensity="100%" draw:angle="300" draw:border="0%"/>
    <draw:gradient draw:name="Preenchido_20_amarelo" draw:display-name="Preenchido amarelo" draw:style="linear" draw:start-color="#ffde59" draw:end-color="#b47804" draw:start-intensity="100%" draw:end-intensity="100%" draw:angle="300" draw:border="0%"/>
    <draw:gradient draw:name="Preenchido_20_azul" draw:display-name="Preenchido azul" draw:style="linear" draw:start-color="#729fcf" draw:end-color="#355269" draw:start-intensity="100%" draw:end-intensity="100%" draw:angle="300" draw:border="0%"/>
    <draw:gradient draw:name="Preenchido_20_verde" draw:display-name="Preenchido verde" draw:style="linear" draw:start-color="#77bc65" draw:end-color="#127622" draw:start-intensity="100%" draw:end-intensity="100%" draw:angle="300" draw:border="0%"/>
    <draw:gradient draw:name="Preenchido_20_vermelho" draw:display-name="Preenchido vermelho" draw:style="linear" draw:start-color="#ff6d6d" draw:end-color="#c9211e" draw:start-intensity="100%" draw:end-intensity="100%" draw:angle="30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pt" fo:country="B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as"/>
      <style:text-properties fo:font-size="14pt" fo:font-weight="bold"/>
    </style:style>
    <style:style style:name="Filled" style:family="graphic" style:parent-style-name="Shapes">
      <style:graphic-properties draw:fill="gradient" draw:fill-gradient-name="Preenchido"/>
    </style:style>
    <style:style style:name="Filled_20_Blue" style:display-name="Filled Blue" style:family="graphic" style:parent-style-name="Filled">
      <style:graphic-properties draw:fill-gradient-name="Preenchido_20_azul"/>
      <style:text-properties fo:color="#ffffff"/>
    </style:style>
    <style:style style:name="Filled_20_Green" style:display-name="Filled Green" style:family="graphic" style:parent-style-name="Filled">
      <style:graphic-properties draw:fill-gradient-name="Preenchido_20_verde"/>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Preenchido_20_vermelho"/>
      <style:text-properties fo:color="#ffffff"/>
    </style:style>
    <style:style style:name="Filled_20_Yellow" style:display-name="Filled Yellow" style:family="graphic" style:parent-style-name="Filled">
      <style:graphic-properties draw:fill-gradient-name="Preenchido_20_amarelo"/>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to_20_sem_20_preenchimento_20_nem_20_linha" style:display-name="Objeto sem preenchimento nem linha" style:family="graphic" style:parent-style-name="standard">
      <style:graphic-properties draw:stroke="none" draw:fill="none"/>
    </style:style>
  </office:styles>
  <office:automatic-styles>
    <style:page-layout style:name="PM0">
      <style:page-layout-properties fo:margin-top="0cm" fo:margin-bottom="0cm" fo:margin-left="0.091cm" fo:margin-right="0.007cm" fo:page-width="19.99cm" fo:page-height="19.99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Padrão" style:page-layout-name="PM0" draw:style-name="Mdp1"/>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4-02T10:27:48.186000000</meta:creation-date>
    <dc:date>2025-03-01T15:42:11.553139700</dc:date>
    <meta:editing-duration>PT2H25M37S</meta:editing-duration>
    <meta:editing-cycles>12</meta:editing-cycles>
    <meta:generator>LibreOffice/6.4.7.2$Linux_X86_64 LibreOffice_project/40$Build-2</meta:generator>
    <meta:document-statistic meta:object-count="22"/>
  </office:meta>
</office:document-meta>
</file>